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0.952cm" fo:min-width="2.33cm"/>
      <style:paragraph-properties style:writing-mode="lr-tb"/>
    </style:style>
    <style:style style:name="gr2" style:family="graphic" style:parent-style-name="standard" style:list-style-name="L1">
      <style:graphic-properties svg:stroke-color="#3465a4" draw:textarea-horizontal-align="justify" draw:textarea-vertical-align="middle" draw:auto-grow-height="false" fo:min-height="6.65cm" fo:min-width="8.5cm"/>
      <style:paragraph-properties style:writing-mode="lr-tb"/>
    </style:style>
    <style:style style:name="gr3" style:family="graphic" style:parent-style-name="objectwithoutfill">
      <style:graphic-properties svg:stroke-color="#3465a4" draw:marker-end="Arrow" draw:marker-end-width="0.3cm" draw:fill="solid" draw:fill-color="#ff6d6d" draw:textarea-vertical-align="middle"/>
    </style:style>
    <style:style style:name="gr4" style:family="graphic" style:parent-style-name="standard">
      <style:graphic-properties svg:stroke-color="#3465a4" draw:fill-color="#ff6d6d" draw:textarea-horizontal-align="justify" draw:textarea-vertical-align="middle" draw:auto-grow-height="false" fo:min-height="2.226cm" fo:min-width="2.4cm"/>
      <style:paragraph-properties style:writing-mode="lr-tb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0.952cm" fo:min-width="4.804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518cm" fo:min-width="4.946cm"/>
      <style:paragraph-properties style:writing-mode="lr-tb"/>
    </style:style>
    <style:style style:name="gr8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9" style:family="graphic" style:parent-style-name="standard">
      <style:graphic-properties svg:stroke-color="#3465a4" draw:textarea-horizontal-align="justify" draw:textarea-vertical-align="middle" draw:auto-grow-height="false" fo:min-height="0.74cm" fo:min-width="1.976cm"/>
      <style:paragraph-properties style:writing-mode="lr-tb"/>
    </style:style>
    <style:style style:name="gr10" style:family="graphic" style:parent-style-name="standard">
      <style:graphic-properties svg:stroke-color="#3465a4" draw:textarea-horizontal-align="justify" draw:textarea-vertical-align="middle" draw:auto-grow-height="false" fo:min-height="0.952cm" fo:min-width="2.754cm"/>
      <style:paragraph-properties style:writing-mode="lr-tb"/>
    </style:style>
    <style:style style:name="gr11" style:family="graphic" style:parent-style-name="standard">
      <style:graphic-properties svg:stroke-color="#3465a4" draw:textarea-horizontal-align="justify" draw:textarea-vertical-align="middle" draw:auto-grow-height="false" fo:min-height="0.952cm" fo:min-width="3.036cm"/>
      <style:paragraph-properties style:writing-mode="lr-tb"/>
    </style:style>
    <style:style style:name="gr12" style:family="graphic" style:parent-style-name="standard">
      <style:graphic-properties svg:stroke-color="#3465a4" draw:textarea-horizontal-align="justify" draw:textarea-vertical-align="middle" draw:auto-grow-height="false" fo:min-height="0.952cm" fo:min-width="3.46cm"/>
      <style:paragraph-properties style:writing-mode="lr-tb"/>
    </style:style>
    <style:style style:name="gr13" style:family="graphic" style:parent-style-name="standard">
      <style:graphic-properties svg:stroke-color="#3465a4" draw:textarea-horizontal-align="justify" draw:textarea-vertical-align="middle" draw:auto-grow-height="false" fo:min-height="0.952cm" fo:min-width="3.814cm"/>
      <style:paragraph-properties style:writing-mode="lr-tb"/>
    </style:style>
    <style:style style:name="P1" style:family="paragraph">
      <style:paragraph-properties fo:text-align="center" style:writing-mode="lr-tb"/>
      <style:text-properties style:font-size-asian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size-asian="18pt"/>
    </style:style>
    <style:style style:name="P3" style:family="paragraph">
      <loext:graphic-properties draw:fill="solid" draw:fill-color="#ff6d6d"/>
      <style:paragraph-properties fo:text-align="center"/>
    </style:style>
    <style:style style:name="P4" style:family="paragraph">
      <loext:graphic-properties draw:fill-color="#ff6d6d"/>
      <style:paragraph-properties fo:text-align="center" style:writing-mode="lr-tb"/>
      <style:text-properties style:font-size-asian="18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6d6d"/>
      <style:paragraph-properties fo:text-align="center" style:writing-mode="lr-tb"/>
    </style:style>
    <style:style style:name="T1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4cm" svg:height="1.7cm" svg:x="12.5cm" svg:y="6.6cm">
          <text:p text:style-name="P1"><text:span text:style-name="T1">항공뷰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cm" svg:height="6.9cm" svg:x="1.4cm" svg:y="2.4cm">
          <text:p text:style-name="P2"><text:span text:style-name="T1">최고봉 봉우리 좌표 클릭시</text:span></text:p>
          <text:p text:style-name="P2"><text:span text:style-name="T1"><text:s text:c="4"/></text:span><text:span text:style-name="T1">이미지</text:span></text:p>
          <text:p text:style-name="P2"><text:span text:style-name="T1"><text:s text:c="4"/></text:span><text:span text:style-name="T1">날씨정보</text:span></text:p>
          <text:p text:style-name="P2"><text:span text:style-name="T1"><text:s text:c="4"/></text:span><text:span text:style-name="T1">좌표의 위치값</text:span></text:p>
          <text:p text:style-name="P2"><text:span text:style-name="T1"><text:s text:c="4"/></text:span><text:span text:style-name="T1">해당하는 명산의 정보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1cm" svg:y1="11.2cm" svg:x2="13.7cm" svg:y2="8.3cm">
          <text:p/>
        </draw:line>
        <draw:custom-shape draw:style-name="gr1" draw:text-style-name="P1" draw:layer="layout" svg:width="4cm" svg:height="1.7cm" svg:x="12.1cm" svg:y="16cm">
          <text:p text:style-name="P1"><text:span text:style-name="T1"><text:s/></text:span><text:span text:style-name="T1">등고선 표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1cm" svg:height="3.5cm" svg:x="8cm" svg:y="11cm">
          <text:p text:style-name="P1"><text:span text:style-name="T1">공통주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6cm" svg:y1="13.9cm" svg:x2="13.1cm" svg:y2="15.9cm">
          <text:p/>
        </draw:line>
        <draw:line draw:style-name="gr3" draw:text-style-name="P3" draw:layer="layout" svg:x1="8.6cm" svg:y1="11.5cm" svg:x2="5.9cm" svg:y2="9.3cm">
          <text:p/>
        </draw:line>
        <draw:custom-shape draw:style-name="gr5" draw:text-style-name="P1" draw:layer="layout" svg:width="7.5cm" svg:height="1.7cm" svg:x="1.2cm" svg:y="16cm">
          <text:p text:style-name="P1"><text:span text:style-name="T1">높이</text:span><text:span text:style-name="T1">, </text:span><text:span text:style-name="T1">봉 갯수 제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7.5cm" svg:height="1.7cm" svg:x="5.8cm" svg:y="20.3cm">
          <text:p text:style-name="P1"><text:span text:style-name="T1">행복회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8cm" svg:y1="14.2cm" svg:x2="5.1cm" svg:y2="15.9cm">
          <text:p/>
        </draw:line>
        <draw:line draw:style-name="gr3" draw:text-style-name="P3" draw:layer="layout" svg:x1="10cm" svg:y1="14.5cm" svg:x2="9.7cm" svg:y2="20.1cm">
          <text:p/>
        </draw:line>
        <draw:line draw:style-name="gr6" draw:text-style-name="P5" draw:layer="layout" svg:x1="9.5cm" svg:y1="22cm" svg:x2="9.5cm" svg:y2="25.3cm">
          <text:p/>
        </draw:line>
        <draw:custom-shape draw:style-name="gr7" draw:text-style-name="P6" draw:layer="layout" svg:width="7.7cm" svg:height="2.5cm" svg:x="5.6cm" svg:y="25.4cm">
          <text:p text:style-name="P6">행복하게 프로젝트~~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기본값">
        <draw:custom-shape draw:style-name="gr4" draw:text-style-name="P8" draw:layer="layout" svg:width="4.1cm" svg:height="3.5cm" svg:x="8.8cm" svg:y="14cm">
          <text:p text:style-name="P7">자율주제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4cm" svg:height="1.7cm" svg:x="5.7cm" svg:y="11.5cm">
          <text:p text:style-name="P7">지도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4cm" svg:height="1.7cm" svg:x="13.7cm" svg:y="12.1cm">
          <text:p text:style-name="P7">편리성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4cm" svg:height="1.7cm" svg:x="3.4cm" svg:y="18.3cm">
          <text:p text:style-name="P7">영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4cm" svg:height="1.7cm" svg:x="7.9cm" svg:y="20.3cm">
          <text:p text:style-name="P7">드론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4cm" svg:height="1.7cm" svg:x="2.4cm" svg:y="8.8cm">
          <text:p text:style-name="P7">경로 라인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9.4cm" svg:y1="14.5cm" svg:x2="7.7cm" svg:y2="13.2cm">
          <text:p/>
        </draw:line>
        <draw:line draw:style-name="gr8" draw:text-style-name="P5" draw:layer="layout" svg:x1="12.3cm" svg:y1="14.5cm" svg:x2="14.2cm" svg:y2="13.5cm">
          <text:p/>
        </draw:line>
        <draw:line draw:style-name="gr8" draw:text-style-name="P5" draw:layer="layout" svg:x1="9.5cm" svg:y1="17cm" svg:x2="5.4cm" svg:y2="18.3cm">
          <text:p/>
        </draw:line>
        <draw:line draw:style-name="gr8" draw:text-style-name="P5" draw:layer="layout" svg:x1="10.8cm" svg:y1="17.4cm" svg:x2="9.9cm" svg:y2="20.4cm">
          <text:p/>
        </draw:line>
        <draw:line draw:style-name="gr8" draw:text-style-name="P5" draw:layer="layout" svg:x1="5.9cm" svg:y1="11.9cm" svg:x2="4.4cm" svg:y2="10.6cm">
          <text:p/>
        </draw:line>
        <draw:custom-shape draw:style-name="gr1" draw:text-style-name="P7" draw:layer="layout" svg:width="4cm" svg:height="1.7cm" svg:x="7.2cm" svg:y="9cm">
          <text:p text:style-name="P7">제한구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8.1cm" svg:y1="11.5cm" svg:x2="9cm" svg:y2="10.6cm">
          <text:p/>
        </draw:line>
        <draw:custom-shape draw:style-name="gr1" draw:text-style-name="P7" draw:layer="layout" svg:width="4cm" svg:height="1.7cm" svg:x="14.5cm" svg:y="17.2cm">
          <text:p text:style-name="P7">근처 맛집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9.9cm" svg:y1="22.1cm" svg:x2="9.9cm" svg:y2="23.5cm">
          <text:p/>
        </draw:line>
        <draw:custom-shape draw:style-name="gr9" draw:text-style-name="P7" draw:layer="layout" svg:width="3.5cm" svg:height="1.4cm" svg:x="8.1cm" svg:y="23.4cm">
          <text:p text:style-name="P7">항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4cm" svg:height="1.7cm" svg:x="1.7cm" svg:y="21.2cm">
          <text:p text:style-name="P7">언택트 여행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4cm" svg:height="1.7cm" svg:x="1cm" svg:y="12.1cm">
          <text:p text:style-name="P7">교통사고지도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8cm" svg:y1="12.4cm" svg:x2="5cm" svg:y2="13cm">
          <text:p/>
        </draw:line>
        <draw:custom-shape draw:style-name="gr1" draw:text-style-name="P7" draw:layer="layout" svg:width="4cm" svg:height="1.7cm" svg:x="13.1cm" svg:y="8cm">
          <text:p text:style-name="P7">근처회사지도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4.6cm" svg:height="1.7cm" svg:x="6cm" svg:y="4.5cm">
          <text:p text:style-name="P7">분야별 핫 스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5cm" svg:height="1.7cm" svg:x="11.5cm" svg:y="4.7cm">
          <text:p text:style-name="P7">히트맵으로 표시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5.6cm" svg:height="1.7cm" svg:x="14.1cm" svg:y="10cm">
          <text:p text:style-name="P7">결과 엑셀로 제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6.1cm" svg:height="1.7cm" svg:x="13.4cm" svg:y="2.7cm">
          <text:p text:style-name="P7">지도 이미지로 저장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5.3cm" svg:y1="20cm" svg:x2="4cm" svg:y2="21.1cm">
          <text:p/>
        </draw:line>
        <draw:line draw:style-name="gr8" draw:text-style-name="P5" draw:layer="layout" svg:x1="11.3cm" svg:y1="14cm" svg:x2="14.5cm" svg:y2="9.7cm">
          <text:p/>
        </draw:line>
        <draw:line draw:style-name="gr8" draw:text-style-name="P5" draw:layer="layout" svg:x1="14.9cm" svg:y1="8cm" svg:x2="9.1cm" svg:y2="6.2cm">
          <text:p/>
        </draw:line>
        <draw:line draw:style-name="gr8" draw:text-style-name="P5" draw:layer="layout" svg:x1="15.8cm" svg:y1="8.1cm" svg:x2="17.4cm" svg:y2="4.4cm">
          <text:p/>
        </draw:line>
        <draw:line draw:style-name="gr8" draw:text-style-name="P5" draw:layer="layout" svg:x1="15.3cm" svg:y1="8cm" svg:x2="14.8cm" svg:y2="6.4cm">
          <text:p/>
        </draw:line>
        <draw:line draw:style-name="gr8" draw:text-style-name="P5" draw:layer="layout" svg:x1="16.8cm" svg:y1="9.3cm" svg:x2="17.6cm" svg:y2="10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6:28:25.295128055</meta:creation-date>
    <dc:date>2020-10-16T10:37:58.544226300</dc:date>
    <meta:editing-duration>PT11M19S</meta:editing-duration>
    <meta:editing-cycles>2</meta:editing-cycles>
    <meta:generator>LibreOffice/6.4.6.2$Linux_X86_64 LibreOffice_project/40$Build-2</meta:generator>
    <meta:document-statistic meta:object-count="43"/>
  </office:meta>
</office:document-meta>
</file>